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814cm"/>
    </style:style>
    <style:style style:name="co4" style:family="table-column">
      <style:table-column-properties fo:break-before="auto" style:column-width="7.6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ackground-color="#dddddd" fo:border="0.06pt solid #0000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anzahl</text:p>
          </table:table-cell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Device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Description</text:p>
          </table:table-cell>
          <table:table-cell table:style-name="ce1" office:value-type="string" calcext:value-type="string">
            <text:p>OC_FARNELL</text:p>
          </table:table-cell>
          <table:table-cell table:style-name="ce2" office:value-type="string" calcext:value-type="string">
            <text:p>Conrad</text:p>
          </table:table-cell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Preis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S2482S-100+</text:p>
          </table:table-cell>
          <table:table-cell/>
          <table:table-cell office:value-type="string" calcext:value-type="string">
            <text:p>SINGLE-KANAL 1-WIRE MASTER </text:p>
          </table:table-cell>
          <table:table-cell office:value-type="float" office:value="1593289" calcext:value-type="float">
            <text:p>1593289</text:p>
          </table:table-cell>
          <table:table-cell table:number-columns-repeated="2"/>
          <table:table-cell office:value-type="float" office:value="1.4" calcext:value-type="float">
            <text:p>1,4</text:p>
          </table:table-cell>
          <table:table-cell table:formula="of:=[.K4]*[.B4]" office:value-type="float" office:value="1.4" calcext:value-type="float">
            <text:p>1,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S9503P+</text:p>
          </table:table-cell>
          <table:table-cell/>
          <table:table-cell office:value-type="string" calcext:value-type="string">
            <text:p>1wire schutzdiode</text:p>
          </table:table-cell>
          <table:table-cell office:value-type="float" office:value="1422278" calcext:value-type="float">
            <text:p>1422278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 table:formula="of:=[.K5]*[.B5]" office:value-type="float" office:value="0.8" calcext:value-type="float">
            <text:p>0,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TSAMD21G18A-AU</text:p>
          </table:table-cell>
          <table:table-cell/>
          <table:table-cell office:value-type="string" calcext:value-type="string">
            <text:p>32BIT, CORTEX-M0+, 48MHZ, TQFP-48 </text:p>
          </table:table-cell>
          <table:table-cell office:value-type="float" office:value="2409248" calcext:value-type="float">
            <text:p>240924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K6]*[.B6]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T 1615 ES5-1</text:p>
          </table:table-cell>
          <table:table-cell/>
          <table:table-cell office:value-type="string" calcext:value-type="string">
            <text:p>Sekundär Regler SOT 23-5</text:p>
          </table:table-cell>
          <table:table-cell table:number-columns-repeated="2"/>
          <table:table-cell office:value-type="string" calcext:value-type="string">
            <text:p>LT 1615 ES5-1 </text:p>
          </table:table-cell>
          <table:table-cell office:value-type="float" office:value="2.5" calcext:value-type="float">
            <text:p>2,5</text:p>
          </table:table-cell>
          <table:table-cell table:formula="of:=[.K7]*[.B7]" office:value-type="float" office:value="2.5" calcext:value-type="float">
            <text:p>2,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PU-6050 </text:p>
          </table:table-cell>
          <table:table-cell/>
          <table:table-cell office:value-type="string" calcext:value-type="string">
            <text:p>Gyeo</text:p>
          </table:table-cell>
          <table:table-cell office:value-type="string" calcext:value-type="string">
            <text:p>1864742 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K8]*[.B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4c04</text:p>
          </table:table-cell>
          <table:table-cell/>
          <table:table-cell office:value-type="string" calcext:value-type="string">
            <text:p>EEPROM, SERIELL, 4KBIT, 1MHZ, SOIC-8 </text:p>
          </table:table-cell>
          <table:table-cell office:value-type="string" calcext:value-type="string">
            <text:p>2345580 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formula="of:=[.K9]*[.B9]" office:value-type="float" office:value="0.5" calcext:value-type="float">
            <text:p>0,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44032100" calcext:value-type="float">
            <text:p>744032100</text:p>
          </table:table-cell>
          <table:table-cell/>
          <table:table-cell office:value-type="string" calcext:value-type="string">
            <text:p>induktivität</text:p>
          </table:table-cell>
          <table:table-cell table:style-name="ce3" office:value-type="float" office:value="1800387" calcext:value-type="float">
            <text:p>1800387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formula="of:=[.K10]*[.B10]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S18B20</text:p>
          </table:table-cell>
          <table:table-cell/>
          <table:table-cell office:value-type="string" calcext:value-type="string">
            <text:p>1wire temperatur</text:p>
          </table:table-cell>
          <table:table-cell table:number-columns-repeated="4"/>
          <table:table-cell office:value-type="float" office:value="1.6" calcext:value-type="float">
            <text:p>1,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formula="of:=[.K12]*[.B1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formula="of:=[.K13]*[.B13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Gy-52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K14]*[.B14]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Fona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[.K15]*[.B15]"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GPS Modu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[.K16]*[.B16]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Raspberry Pi 2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formula="of:=[.K17]*[.B17]" office:value-type="float" office:value="45" calcext:value-type="float">
            <text:p>4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D Card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K18]*[.B1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ipo 4400</text:p>
          </table:table-cell>
          <table:table-cell table:number-columns-repeated="3"/>
          <table:table-cell office:value-type="float" office:value="12.3" calcext:value-type="float">
            <text:p>12,3</text:p>
          </table:table-cell>
          <table:table-cell table:formula="of:=[.K19]*[.B19]" office:value-type="float" office:value="12.3" calcext:value-type="float">
            <text:p>12,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latin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K20]*[.B20]" office:value-type="float" office:value="3" calcext:value-type="float">
            <text:p>3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office:value-type="string" calcext:value-type="string">
            <text:p>Summe:</text:p>
          </table:table-cell>
          <table:table-cell table:formula="of:=SUM([.L4:.L20])" office:value-type="float" office:value="139.1" calcext:value-type="float">
            <text:p>139,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0">00.00.0000</text:date>, <text:time style:data-style-name="N2" text:time-value="14:54:31.70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2S</meta:editing-duration>
    <meta:editing-cycles>3</meta:editing-cycles>
    <meta:generator>LibreOffice/4.2.8.2$Windows_x86 LibreOffice_project/48d50dbfc06349262c9d50868e5c1f630a573ebd</meta:generator>
    <dc:date>2015-07-20T15:11:08.373000000</dc:date>
    <meta:document-statistic meta:table-count="3" meta:cell-count="89" meta:object-count="0"/>
    <meta:user-defined meta:name="Info 1"/>
    <meta:user-defined meta:name="Info 2"/>
    <meta:user-defined meta:name="Info 3"/>
    <meta:user-defined meta:name="Info 4"/>
  </office:meta>
</office:document-meta>
</file>